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2796"/>
    </style:style>
    <style:style style:name="P2" style:family="paragraph" style:parent-style-name="Standard">
      <style:text-properties officeooo:paragraph-rsid="00135058"/>
    </style:style>
    <style:style style:name="P3" style:family="paragraph" style:parent-style-name="Standard">
      <style:text-properties officeooo:paragraph-rsid="00160a87"/>
    </style:style>
    <style:style style:name="P4" style:family="paragraph" style:parent-style-name="Standard">
      <style:text-properties officeooo:paragraph-rsid="0019cf4d"/>
    </style:style>
    <style:style style:name="P5" style:family="paragraph" style:parent-style-name="Standard">
      <style:text-properties officeooo:paragraph-rsid="001a7796"/>
    </style:style>
    <style:style style:name="P6" style:family="paragraph" style:parent-style-name="Standard">
      <style:text-properties officeooo:paragraph-rsid="001ba944"/>
    </style:style>
    <style:style style:name="P7" style:family="paragraph" style:parent-style-name="Standard">
      <style:text-properties officeooo:paragraph-rsid="00215bdd"/>
    </style:style>
    <style:style style:name="P8" style:family="paragraph" style:parent-style-name="Standard">
      <style:text-properties officeooo:paragraph-rsid="0022c11c"/>
    </style:style>
    <style:style style:name="P9" style:family="paragraph" style:parent-style-name="Standard">
      <style:text-properties officeooo:paragraph-rsid="0023baf3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text-properties officeooo:paragraph-rsid="0029dab8"/>
    </style:style>
    <style:style style:name="P12" style:family="paragraph" style:parent-style-name="Standard">
      <style:text-properties officeooo:paragraph-rsid="002b9d2b"/>
    </style:style>
    <style:style style:name="P13" style:family="paragraph" style:parent-style-name="Standard">
      <style:text-properties officeooo:rsid="002b9d2b" officeooo:paragraph-rsid="002b9d2b"/>
    </style:style>
    <style:style style:name="P14" style:family="paragraph" style:parent-style-name="Standard">
      <style:text-properties officeooo:paragraph-rsid="002c09d4"/>
    </style:style>
    <style:style style:name="T1" style:family="text">
      <style:text-properties officeooo:rsid="001189f4"/>
    </style:style>
    <style:style style:name="T2" style:family="text">
      <style:text-properties officeooo:rsid="00122796"/>
    </style:style>
    <style:style style:name="T3" style:family="text">
      <style:text-properties officeooo:rsid="00135058"/>
    </style:style>
    <style:style style:name="T4" style:family="text">
      <style:text-properties officeooo:rsid="0013cec8"/>
    </style:style>
    <style:style style:name="T5" style:family="text">
      <style:text-properties officeooo:rsid="001596b2"/>
    </style:style>
    <style:style style:name="T6" style:family="text">
      <style:text-properties officeooo:rsid="00159817"/>
    </style:style>
    <style:style style:name="T7" style:family="text">
      <style:text-properties officeooo:rsid="00160a87"/>
    </style:style>
    <style:style style:name="T8" style:family="text">
      <style:text-properties officeooo:rsid="0016c0b1"/>
    </style:style>
    <style:style style:name="T9" style:family="text">
      <style:text-properties officeooo:rsid="00184d27"/>
    </style:style>
    <style:style style:name="T10" style:family="text">
      <style:text-properties officeooo:rsid="0019cf4d"/>
    </style:style>
    <style:style style:name="T11" style:family="text">
      <style:text-properties officeooo:rsid="001a7796"/>
    </style:style>
    <style:style style:name="T12" style:family="text">
      <style:text-properties officeooo:rsid="001ba944"/>
    </style:style>
    <style:style style:name="T13" style:family="text">
      <style:text-properties officeooo:rsid="001ca962"/>
    </style:style>
    <style:style style:name="T14" style:family="text">
      <style:text-properties officeooo:rsid="001d7e67"/>
    </style:style>
    <style:style style:name="T15" style:family="text">
      <style:text-properties officeooo:rsid="001df962"/>
    </style:style>
    <style:style style:name="T16" style:family="text">
      <style:text-properties officeooo:rsid="001e934d"/>
    </style:style>
    <style:style style:name="T17" style:family="text">
      <style:text-properties officeooo:rsid="001f072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059a2"/>
    </style:style>
    <style:style style:name="T20" style:family="text">
      <style:text-properties officeooo:rsid="00215bdd"/>
    </style:style>
    <style:style style:name="T21" style:family="text">
      <style:text-properties officeooo:rsid="0024e40f"/>
    </style:style>
    <style:style style:name="T22" style:family="text">
      <style:text-properties officeooo:rsid="0022c11c"/>
    </style:style>
    <style:style style:name="T23" style:family="text">
      <style:text-properties officeooo:rsid="0023baf3"/>
    </style:style>
    <style:style style:name="T24" style:family="text">
      <style:text-properties officeooo:rsid="00255567"/>
    </style:style>
    <style:style style:name="T25" style:family="text">
      <style:text-properties officeooo:rsid="002594b7"/>
    </style:style>
    <style:style style:name="T26" style:family="text">
      <style:text-properties officeooo:rsid="0027e7bf"/>
    </style:style>
    <style:style style:name="T27" style:family="text">
      <style:text-properties officeooo:rsid="0029dab8"/>
    </style:style>
    <style:style style:name="T28" style:family="text">
      <style:text-properties officeooo:rsid="002b9d2b"/>
    </style:style>
    <style:style style:name="T29" style:family="text">
      <style:text-properties officeooo:rsid="002c09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<text:span text:style-name="T26">H</text:span>ydrogen <text:span text:style-name="T26">A</text:span>tom</text:p>
      <text:p text:style-name="P14"/>
      <text:p text:style-name="P14">Electron orbital velocity</text:p>
      <text:p text:style-name="P14"><text:span text:style-name="T29">P</text:span>rincipal <text:span text:style-name="T29">Q</text:span>uantum <text:span text:style-name="T29">N</text:span>umber</text:p>
      <text:p text:style-name="P14">Spectroscopic Notation</text:p>
      <text:p text:style-name="P14"/>
      <text:p text:style-name="Standard"/>
      <text:p text:style-name="Standard">Historically, the first application of the Schrödinger equation (by Schrödinger<text:span text:style-name="T4"> </text:span>himself) was to the hydrogen atom, and the result for the frequency of the hydrogen<text:span text:style-name="T4"> </text:span>spectral lines was the same as that obtained by Bohr.1 In this chapter we will retrace<text:span text:style-name="T4"> </text:span>Schrödingerʼs steps in solving the Schrödinger equation for the hydrogen atom. The<text:span text:style-name="T4"> </text:span>raising/lowering operator trick will not be used here. Nevertheless, we will see that<text:span text:style-name="T4"> </text:span>the energy eigenvalues of the Hamiltonian are still determined, ultimately, by<text:span text:style-name="T4"> </text:span>algebra.</text:p>
      <text:p text:style-name="Standard"/>
      <text:p text:style-name="Standard">The hydrogen atom is a simple system: a light electron bound to a heavy proton.</text:p>
      <text:p text:style-name="Standard"/>
      <text:p text:style-name="Standard">The proton is so much heavier than the electron (about 2000 times heavier) that we<text:span text:style-name="T4"> </text:span>may regard its position as fixed, at the center of a system of spherical coordinates.<text:span text:style-name="T4"> </text:span>The potential energy<text:span text:style-name="T26"> (V)</text:span> between the electron and proton is given, in Heaviside–Lorentz<text:span text:style-name="T4"> </text:span>units, by the Coulomb expression<text:span text:style-name="T5"> [1].</text:span></text:p>
      <text:p text:style-name="Standard"/>
      <text:p text:style-name="Standard">Since this potential <text:span text:style-name="T26">(V) </text:span>is spherically symmetric, we know from the preceding chapter<text:span text:style-name="T4"> </text:span>that the Hamiltonian <text:span text:style-name="T27">(H) </text:span>will commute with the angular momentum operators<text:span text:style-name="T27"> (L)</text:span>, and<text:span text:style-name="T4"> </text:span>therefore th<text:span text:style-name="T27">e</text:span> energy eigen<text:span text:style-name="T26"> </text:span>states may also be chosen to be <text:span text:style-name="T5">(</text:span>L~^2<text:span text:style-name="T5">)</text:span> and <text:span text:style-name="T5">(</text:span>Lz~<text:span text:style-name="T5">)</text:span>,<text:span text:style-name="T5"> [5].</text:span></text:p>
      <text:p text:style-name="Standard"/>
      <text:p text:style-name="Standard">The time-independent Schrödinger equation <text:span text:style-name="T5">(TISE)</text:span><text:span text:style-name="T27">,</text:span><text:span text:style-name="T5"> [2 - 4]</text:span><text:span text:style-name="T6"> </text:span>or<text:span text:style-name="T6"> [11.230]</text:span><text:span text:style-name="T27">, </text:span>reduces, <text:span text:style-name="T27">as explained in Angular Momentum, </text:span>to the ‘radial equation’ for R<text:span text:style-name="T6"> [</text:span>k<text:span text:style-name="T6">, </text:span>l<text:span text:style-name="T6">]</text:span> (r )<text:span text:style-name="T6">, [11.261, 7]</text:span><text:span text:style-name="T7"> or [8].</text:span></text:p>
      <text:p text:style-name="Standard"/>
      <text:p text:style-name="P3">We are interested in the spectrum of atomic hydrogen, <text:span text:style-name="T27">which is produced as the electron moves from less excited to more excited states and back. <text:s/>T</text:span>his means we would<text:span text:style-name="T4"> </text:span>like to solve for the bound states<text:span text:style-name="T27"> of the </text:span><text:soft-page-break/><text:span text:style-name="T27">electron. Recall, bound states are </text:span>those states for which <text:span text:style-name="T28">the energy (E) is less zero, as energy (E) states greater than zero are for free particles.</text:span> From now on, we<text:span text:style-name="T4"> </text:span>take <text:span text:style-name="T28">we will assume that the energy (E) is the absolute value of the energy (E) times negative one, and thus always less than zero, [8+].</text:span></text:p>
      <text:p text:style-name="P3"/>
      <text:p text:style-name="P12">Multiply the <text:span text:style-name="T28">radial </text:span>equation<text:span text:style-name="T28"> [8]</text:span> by <text:span text:style-name="T7">(</text:span>r<text:span text:style-name="T7">)</text:span> on the left, and define<text:span text:style-name="T7"> (</text:span><text:span text:style-name="T28">u</text:span><text:span text:style-name="T7">) as</text:span><text:span text:style-name="T28"> the radial equation (R) times the radius (r),</text:span><text:span text:style-name="T7"> [</text:span><text:span text:style-name="T8">11.</text:span><text:span text:style-name="T7">262] s</text:span>o that<text:span text:style-name="T28"> the radial equation is simplified,</text:span><text:span text:style-name="T4"> </text:span><text:span text:style-name="T7">[</text:span><text:span text:style-name="T8">11.</text:span><text:span text:style-name="T7">263]</text:span><text:span text:style-name="T28">,</text:span><text:span text:style-name="T4"> </text:span>which is the radial equation in the form <text:span text:style-name="T7">[</text:span><text:span text:style-name="T8">11.261</text:span><text:span text:style-name="T7">]</text:span>. </text:p>
      <text:p text:style-name="P12"/>
      <text:p text:style-name="P12"><text:span text:style-name="T28">Recall </text:span>the Bohr radius <text:span text:style-name="T9">is (</text:span>4<text:span text:style-name="T9"> </text:span>π<text:span text:style-name="T9"> </text:span>h-bar<text:span text:style-name="T9">^</text:span>2 /<text:span text:style-name="T9"> </text:span>m<text:span text:style-name="T9"> </text:span>e<text:span text:style-name="T9">^</text:span>2 )<text:span text:style-name="T28">, which we will relate to (a0). </text:span></text:p>
      <text:p text:style-name="P12"/>
      <text:p text:style-name="P12">Th<text:span text:style-name="T28">e reduced radial</text:span> equation<text:span text:style-name="T28">, [11.263]</text:span> involves two<text:span text:style-name="T4"> </text:span>constants<text:span text:style-name="T28"> values, defined as (k) and (λ), </text:span><text:span text:style-name="T8">[9</text:span><text:span text:style-name="T28">,</text:span><text:span text:style-name="T8"> 1</text:span><text:span text:style-name="T28">1</text:span><text:span text:style-name="T8">]</text:span><text:span text:style-name="T28">. Since, (k) can be related to the radius (r), [9 - 12], we can reduce the radial equation further, by s</text:span>ubstitut<text:span text:style-name="T28">ing</text:span> <text:span text:style-name="T28">(k), (λ) and (r),</text:span><text:span text:style-name="T8"> [13].</text:span><text:span text:style-name="T9"> </text:span></text:p>
      <text:p text:style-name="Standard"/>
      <text:p text:style-name="P12"><text:span text:style-name="T28">This form of the radial equation leaves us with </text:span><text:span text:style-name="T9">(</text:span><text:span text:style-name="T28">λ</text:span><text:span text:style-name="T9">)</text:span><text:span text:style-name="T28"> and u (p). <text:s/>We can now focus on </text:span>finding values <text:span text:style-name="T27">of </text:span><text:span text:style-name="T9">(</text:span>λ<text:span text:style-name="T9">)</text:span> and<text:span text:style-name="T4"> </text:span>functions u<text:span text:style-name="T9"> </text:span>(<text:span text:style-name="T9">p</text:span>) which satisfy<text:span text:style-name="T27"> the radial equation, </text:span><text:span text:style-name="T9">[8]</text:span>.</text:p>
      <text:p text:style-name="P13"/>
      <text:p text:style-name="P13">===</text:p>
      <text:p text:style-name="Standard"/>
      <text:p text:style-name="Standard">The strategy for solving <text:span text:style-name="T27">the radial equation </text:span><text:span text:style-name="T9">[8]</text:span> is to first solve the <text:span text:style-name="T27">radial </text:span>equation<text:span text:style-name="T29">'s</text:span> <text:span text:style-name="T28">edge cases </text:span><text:span text:style-name="T27">as the momentum </text:span><text:span text:style-name="T9">(p</text:span><text:span text:style-name="T27">) goes to zero or infinity</text:span>. With the solutions for very large and very small <text:span text:style-name="T27">momentum </text:span><text:span text:style-name="T9">(p)</text:span><text:span text:style-name="T4"> </text:span>in hand, we then look for a solution which interpolates between these two<text:span text:style-name="T4"> </text:span>regions.</text:p>
      <text:p text:style-name="Standard"/>
      <text:p text:style-name="P11">Begin with <text:span text:style-name="T27">momentum </text:span><text:span text:style-name="T9">(p</text:span><text:span text:style-name="T27">) approaching infinity</text:span>. The terms proportional to <text:span text:style-name="T27">momentum </text:span><text:span text:style-name="T9">(</text:span>1/<text:span text:style-name="T9">p^</text:span>2<text:span text:style-name="T9">)</text:span> and <text:span text:style-name="T9">(</text:span>1/<text:span text:style-name="T9">p)</text:span> can be dropped<text:span text:style-name="T27"> as they approach zero</text:span>, and<text:span text:style-name="T4"> </text:span>the <text:span text:style-name="T27">wave </text:span>equation<text:span text:style-name="T27"> (u), </text:span><text:span text:style-name="T9">[15]</text:span><text:span text:style-name="T27">, also approaches zero,</text:span><text:span text:style-name="T9"> </text:span>which <text:span text:style-name="T27">leaves</text:span> the general solution<text:span text:style-name="T27"> for a standing wave, </text:span><text:span text:style-name="T9">[16].</text:span></text:p>
      <text:p text:style-name="Standard"/>
      <text:p text:style-name="Standard">The second term, proportional to the constant <text:span text:style-name="T9">(</text:span>B<text:span text:style-name="T9">)</text:span>, is non-normalizable, therefore<text:span text:style-name="T9"> </text:span><text:span text:style-name="T27">(</text:span>B<text:span text:style-name="T27">)</text:span> <text:span text:style-name="T27">is zero</text:span> for physical states<text:span text:style-name="T27">,</text:span><text:span text:style-name="T9"> [</text:span><text:span text:style-name="T10">17 - 19</text:span><text:span text:style-name="T9">]</text:span><text:span text:style-name="T10">.</text:span></text:p>
      <text:p text:style-name="Standard"/>
      <text:p text:style-name="P4"><text:soft-page-break/>Next, consider the <text:span text:style-name="T27">case where momentum </text:span><text:span text:style-name="T9">(p</text:span><text:span text:style-name="T27">)approaches</text:span> <text:span text:style-name="T27">zero</text:span>. Then terms proportional to a constant, or <text:span text:style-name="T13">(</text:span>1/p<text:span text:style-name="T13">)</text:span>,<text:span text:style-name="T4"> </text:span>are negligible compared to the term proportional to <text:span text:style-name="T10">(</text:span>1/p<text:span text:style-name="T10">^</text:span>2<text:span text:style-name="T10">)</text:span> , so the radial equation is<text:span text:style-name="T4"> </text:span>approximately<text:span text:style-name="T10"> [21], </text:span>which, one can easily check, is solved by<text:span text:style-name="T10"> [22].</text:span></text:p>
      <text:p text:style-name="Standard"/>
      <text:p text:style-name="Standard">For any value <text:span text:style-name="T10">(</text:span>l &gt; 0<text:span text:style-name="T10">)</text:span> the wave function (proportional to <text:span text:style-name="T10">(</text:span>u<text:span text:style-name="T10"> </text:span>/<text:span text:style-name="T10"> </text:span>r<text:span text:style-name="T10">)</text:span>) is non-normalizable for<text:span text:style-name="T4"> </text:span><text:span text:style-name="T10">(</text:span>D ≠ 0<text:span text:style-name="T10">)</text:span>, and even at <text:span text:style-name="T10">(</text:span>l = 0<text:span text:style-name="T10">)</text:span> the ratio <text:span text:style-name="T11">(</text:span>u<text:span text:style-name="T11"> </text:span>/<text:span text:style-name="T11"> </text:span>r<text:span text:style-name="T11">)</text:span> is non-differentiable at <text:span text:style-name="T10">(</text:span>r = 0<text:span text:style-name="T10">)</text:span> if <text:span text:style-name="T10">(</text:span>D ≠ 0<text:span text:style-name="T10">)</text:span>. So we<text:span text:style-name="T4"> </text:span>will set <text:span text:style-name="T10">(</text:span>D = 0<text:span text:style-name="T10">)</text:span> also.</text:p>
      <text:p text:style-name="Standard"/>
      <text:p text:style-name="P5">Since we now know that<text:span text:style-name="T13">:</text:span></text:p>
      <text:p text:style-name="P5"/>
      <text:p text:style-name="P5"><text:span text:style-name="T11"><text:tab/></text:span><text:span text:style-name="T13">17<text:tab/></text:span>u<text:span text:style-name="T11"> </text:span>(<text:span text:style-name="T11">p</text:span>) ∼ e<text:span text:style-name="T11">xp (</text:span>−<text:span text:style-name="T11">p</text:span>/2<text:span text:style-name="T11">)</text:span> at large <text:span text:style-name="T11">(p)</text:span></text:p>
      <text:p text:style-name="P5"><text:span text:style-name="T11"><text:tab/></text:span><text:span text:style-name="T13">23<text:tab/></text:span>u<text:span text:style-name="T11"> </text:span>(<text:span text:style-name="T11">p</text:span>) ∼ <text:span text:style-name="T11">p</text:span><text:span text:style-name="T12">^</text:span><text:span text:style-name="T11">(</text:span>l +1<text:span text:style-name="T11">)</text:span> at small <text:span text:style-name="T12">(</text:span><text:span text:style-name="T11">p</text:span><text:span text:style-name="T12">)</text:span></text:p>
      <text:p text:style-name="P5"/>
      <text:p text:style-name="P5">we can<text:span text:style-name="T4"> </text:span>guess that the exact solution might have the form<text:span text:style-name="T4"> </text:span><text:span text:style-name="T11">[25] </text:span>where F (<text:span text:style-name="T11">p</text:span>) is some unknown function, which goes to a constant as <text:span text:style-name="T11">(p</text:span> → 0<text:span text:style-name="T11">)</text:span>, and<text:span text:style-name="T4"> </text:span>grows slower than an exponential as <text:span text:style-name="T11">(p</text:span> → ∞<text:span text:style-name="T11">)</text:span>. This kind of educated guess regarding<text:span text:style-name="T4"> </text:span>the form of the solution of an equation is called an ansatz. </text:p>
      <text:p text:style-name="P5"/>
      <text:p text:style-name="P5">Substituting (12.18) in<text:span text:style-name="T4"> </text:span>(12.11) gives an equation for F (<text:span text:style-name="T11">p</text:span>)<text:span text:style-name="T12"> [26]</text:span></text:p>
      <text:p text:style-name="Standard"/>
      <text:p text:style-name="Standard">The next step is to write F (p) as a power series<text:span text:style-name="T12"> [27] </text:span>and insert into <text:span text:style-name="T12">[26]</text:span> to get<text:span text:style-name="T12"> [28]</text:span></text:p>
      <text:p text:style-name="Standard"/>
      <text:p text:style-name="P6">Since this equation has to be true for every value of <text:span text:style-name="T12">(p)</text:span>, it follows that the coefficient<text:span text:style-name="T12"> <text:s/></text:span>of each power of (p) must vanish. The coefficient in front of (p) j is<text:span text:style-name="T12"> [29] or </text:span><text:span text:style-name="T14">[30].</text:span></text:p>
      <text:p text:style-name="Standard"/>
      <text:p text:style-name="Standard">This equation allows us to compute the coefficients {cj } iteratively:<text:span text:style-name="T15"> [31].</text:span></text:p>
      <text:p text:style-name="Standard"/>
      <text:p text:style-name="Standard">However, we have also required that F (r) grow more slowly than an exponential,<text:span text:style-name="T3"> </text:span>in order that u<text:span text:style-name="T15"> </text:span>(p) ∼ exp<text:span text:style-name="T15"> (</text:span>−p /<text:span text:style-name="T16"> </text:span>2<text:span text:style-name="T15">)</text:span> as (p → ∞). It turns out that this can only be true for<text:span text:style-name="T3"> </text:span>very special values of the constant <text:span text:style-name="T15">(</text:span>λ<text:span text:style-name="T15">)</text:span>. Recall that the asymptotic behavior of a<text:span text:style-name="T3"> </text:span>solution of the Schrödinger equation can be either exp<text:span text:style-name="T15"> (</text:span>+p /2<text:span text:style-name="T15">)</text:span> or exp<text:span text:style-name="T15"> (</text:span>−p /<text:span text:style-name="T16"> </text:span>2<text:span text:style-name="T15">)</text:span>. Suppose it<text:span text:style-name="T3"> </text:span>turns out that F (p) ∼ exp(p) as (p → ∞). Then we would end up with the non-normalizable solution for u(r ). In fact, for almost all values of <text:span text:style-name="T15">(</text:span>λ<text:span text:style-name="T15">)</text:span>, this is exactly what<text:span text:style-name="T3"> </text:span>happens. According to <text:span text:style-name="T16">[31]</text:span>, at large index <text:span text:style-name="T15">(</text:span>j<text:span text:style-name="T15">), [32], </text:span></text:p>
      <text:p text:style-name="Standard"><text:soft-page-break/>which implies<text:span text:style-name="T15"> [33].</text:span></text:p>
      <text:p text:style-name="Standard"/>
      <text:p text:style-name="Standard">This means that at large (p), where the power series in (p) is dominated by the terms at<text:span text:style-name="T3"> </text:span>large index <text:span text:style-name="T15">(</text:span>j<text:span text:style-name="T15">)</text:span>,<text:span text:style-name="T15"> [34 - 36] </text:span>in which case<text:span text:style-name="T15"> [37], </text:span>which is non-normalizable. So, even though we started with an ansatz <text:span text:style-name="T15">[25] </text:span>which<text:span text:style-name="T3"> </text:span>seemed to incorporate the asymptotic behavior we want, the equation for <text:span text:style-name="T16">(</text:span>F<text:span text:style-name="T16">)</text:span> ends up<text:span text:style-name="T3"> </text:span>generating, for almost any choice of <text:span text:style-name="T16">(</text:span>λ<text:span text:style-name="T16">)</text:span> , the asymptotic behavior that we do not want.<text:span text:style-name="T3"> </text:span>This situation is already familiar from the discussion in chapter 8. Typically,<text:span text:style-name="T3"> </text:span>solutions of the Schrödinger equation for <text:span text:style-name="T16">(</text:span>E &lt; 0<text:span text:style-name="T16">)</text:span> are non-normalizable for almost<text:span text:style-name="T3"> </text:span>all values of <text:span text:style-name="T16">energy (</text:span>E<text:span text:style-name="T16">)</text:span>. Only at a discrete set of bound-state energies is it possible to have the<text:span text:style-name="T3"> </text:span>wave function fall to zero asymptotically.</text:p>
      <text:p text:style-name="Standard"/>
      <text:p text:style-name="Standard">For the hydrogen atom, the only way to have a normalizable solution is if one of<text:span text:style-name="T3"> </text:span>the c<text:span text:style-name="T16"> [</text:span>j<text:span text:style-name="T16">]</text:span> coefficients vanishes, i.e. for some <text:span text:style-name="T16">(</text:span>j = j<text:span text:style-name="T16">[</text:span>s<text:span text:style-name="T16">])</text:span> , we have <text:span text:style-name="T16">(</text:span>c<text:span text:style-name="T16"> [</text:span>j<text:span text:style-name="T16"> [</text:span>s<text:span text:style-name="T16">] ]</text:span> +1 = 0<text:span text:style-name="T16">)</text:span>. Then, from<text:span text:style-name="T3"> </text:span>equation <text:span text:style-name="T16">[31]</text:span>,<text:span text:style-name="T16"> [38 - 39], </text:span>and<text:span text:style-name="T16"> [40 - 41].</text:span></text:p>
      <text:p text:style-name="Standard"/>
      <text:p text:style-name="Standard">Since F (p) is a polynomial, R<text:span text:style-name="T16"> </text:span>(r) = u<text:span text:style-name="T16"> </text:span>(p)<text:span text:style-name="T16"> </text:span>/<text:span text:style-name="T16"> </text:span>r will be normalizable.</text:p>
      <text:p text:style-name="Standard"/>
      <text:p text:style-name="Standard">From equation <text:span text:style-name="T17">[31]</text:span>, we see that the condition for c <text:span text:style-name="T17">[ </text:span>j<text:span text:style-name="T17"> [</text:span>s<text:span text:style-name="T17">] ]</text:span> +1 to vanish, given c <text:span text:style-name="T17">[ </text:span>j<text:span text:style-name="T17"> [</text:span>s<text:span text:style-name="T17">] ]</text:span> ≠ 0,<text:span text:style-name="T3"> </text:span>is that<text:span text:style-name="T17"> [42] </text:span>where <text:span text:style-name="T17">(</text:span>n<text:span text:style-name="T17">)</text:span> is an integer. Therefore, the bound-state energies of the hydrogen atom are<text:span text:style-name="T3"> </text:span>deduced from the condition that<text:span text:style-name="T17"> [43].</text:span></text:p>
      <text:p text:style-name="Standard"/>
      <text:p text:style-name="Standard">The integer <text:span text:style-name="T17">(</text:span>n<text:span text:style-name="T17">)</text:span> is known as the <text:span text:style-name="T18">principal quantum number</text:span>. Using<text:span text:style-name="T19"> [44 - 45] </text:span>the bound-state energies, labeled by the integer <text:span text:style-name="T19">(</text:span>n<text:span text:style-name="T19">)</text:span>, are<text:span text:style-name="T19"> [16]</text:span></text:p>
      <text:p text:style-name="Standard"/>
      <text:p text:style-name="Standard">This is the same result <text:span text:style-name="T19">[2.56 - 58]</text:span> as that obtained by Niels Bohr; it is in agreement with<text:span text:style-name="T3"> </text:span>the experimental result <text:span text:style-name="T19">[2.59 - 64]</text:span> of chapter 2 for the hydrogen spectrum.</text:p>
      <text:p text:style-name="Standard"/>
      <text:p text:style-name="Standard">We can now write<text:span text:style-name="T19"> [</text:span><text:span text:style-name="T20">47 - 48</text:span><text:span text:style-name="T19">]</text:span><text:span text:style-name="T20">.</text:span></text:p>
      <text:p text:style-name="Standard"/>
      <text:p text:style-name="Standard">Putting everything together, the energy eigenstates <text:span text:style-name="T20">(w) </text:span>are<text:span text:style-name="T20"> [5, 49 - 50] where (p) is [51], u [n , l] is [52], while c [j + 1] is [53] and c[0] = 1, [54], <text:s/></text:span>with the normalization constants N<text:span text:style-name="T20"> [</text:span>n<text:span text:style-name="T20">, </text:span>l<text:span text:style-name="T20">]</text:span> determined from the normalization condition<text:span text:style-name="T20"> [55 - 57] </text:span>and corresponding to an energy eigenvalue<text:span text:style-name="T20"> E [n], [58].</text:span></text:p>
      <text:p text:style-name="Standard"/>
      <text:p text:style-name="Standard"><text:soft-page-break/>The choice <text:span text:style-name="T20">(</text:span>c<text:span text:style-name="T20"> [</text:span>0<text:span text:style-name="T20">]</text:span> = 1<text:span text:style-name="T20">)</text:span> is arbitrary. A different choice would simply lead to a different<text:span text:style-name="T3"> </text:span>normalization constant, and the wave function would end up exactly the same.</text:p>
      <text:p text:style-name="Standard"/>
      <text:p text:style-name="P7">It is clear that the energy eigenvalues are degenerate. To specify a unique<text:span text:style-name="T3"> </text:span>eigenstate w<text:span text:style-name="T20"> [</text:span>n<text:span text:style-name="T20">, </text:span>l<text:span text:style-name="T20">, </text:span>m<text:span text:style-name="T20">] </text:span>(r, θ , <text:span text:style-name="T21">ϕ</text:span> ), it is necessary to specify three integers<text:span text:style-name="T20">,</text:span> <text:span text:style-name="T20">(</text:span>n, l , m<text:span text:style-name="T20">)</text:span>. On the other<text:span text:style-name="T3"> </text:span>hand, the energy eigenvalue E<text:span text:style-name="T20"> [</text:span>n<text:span text:style-name="T20">]</text:span> depends only on one of those integers. To determine<text:span text:style-name="T3"> </text:span>the degree of degeneracy, i.e. the number of linearly independent eigenstates with<text:span text:style-name="T3"> </text:span>the same energy E<text:span text:style-name="T20"> [</text:span>n<text:span text:style-name="T20">]</text:span>, we observe that the maximum index j<text:span text:style-name="T20"> [</text:span>s<text:span text:style-name="T20">]</text:span> of the (non-zero)<text:span text:style-name="T3"> </text:span>c<text:span text:style-name="T20"> [</text:span>j<text:span text:style-name="T20">]</text:span> coefficients satisfies<text:span text:style-name="T20">, [59 - 61] </text:span>corresponding to a given value of <text:span text:style-name="T20">(</text:span>l<text:span text:style-name="T20">)</text:span>. Therefore, the total number of <text:span text:style-name="T20">(</text:span>l <text:span text:style-name="T20">and</text:span> m<text:span text:style-name="T20">)</text:span> combinations that can exist for a given integer <text:span text:style-name="T20">(</text:span>n<text:span text:style-name="T20">)</text:span> is<text:span text:style-name="T3"> </text:span><text:span text:style-name="T20">[62 - 64].</text:span></text:p>
      <text:p text:style-name="P2"/>
      <text:p text:style-name="Standard">In atomic physics, the integer values of the l quantum number are assigned letters,<text:span text:style-name="T3"> </text:span>namely:<text:span text:style-name="T20"> [65 - 66]</text:span></text:p>
      <text:p text:style-name="Standard"/>
      <text:p text:style-name="Standard">Beyond <text:span text:style-name="T20">(</text:span>l = 3<text:span text:style-name="T20">)</text:span>, the assignment is alphabetical, i.e. <text:span text:style-name="T20">(</text:span>l = 3, 4, 5, 6...<text:span text:style-name="T20">)</text:span> correspond to<text:span text:style-name="T3"> </text:span><text:span text:style-name="T20">(</text:span>F, G, H, I, ...<text:span text:style-name="T20">),</text:span> respectively. (The reasons for these letter assignments go back to the<text:span text:style-name="T3"> </text:span>history of spectroscopy, and need not concern us here.) Thus the {n<text:span text:style-name="T20">, </text:span>l<text:span text:style-name="T20">, </text:span>m} = {100}<text:span text:style-name="T3"> </text:span>state is referred to as the ‘1S’ state; the {<text:span text:style-name="T20"> </text:span>n<text:span text:style-name="T20">, </text:span>l<text:span text:style-name="T20">, </text:span>m<text:span text:style-name="T20"> </text:span>} = {<text:span text:style-name="T20"> </text:span>2<text:span text:style-name="T20">, </text:span>1<text:span text:style-name="T20">, </text:span>m<text:span text:style-name="T20"> </text:span>} states are referred to as the<text:span text:style-name="T3"> </text:span>‘2P’ states, and so on, as indicated in table 12.1.</text:p>
      <text:p text:style-name="Standard"/>
      <text:p text:style-name="P7">‘S’ stands for the ‘sharp’ series of spectral lines, </text:p>
      <text:p text:style-name="P7">‘P’ stands for the ‘principal’ series, </text:p>
      <text:p text:style-name="P7">‘D’ for ‘diffuse’, and </text:p>
      <text:p text:style-name="P7">‘F’ for<text:span text:style-name="T3"> </text:span>‘fundamental’.</text:p>
      <text:p text:style-name="Standard"/>
      <text:p text:style-name="Standard">Table 12.1. Hydrogen atom quantum numbers and spectroscopic notation.</text:p>
      <text:p text:style-name="Standard"/>
      <text:p text:style-name="Standard">We now use the formulas in equation <text:span text:style-name="T22">[5, 49 - 54]</text:span> to calculate the <text:span text:style-name="T23">(</text:span>1S<text:span text:style-name="T23">)</text:span> and <text:span text:style-name="T23">(</text:span>2S<text:span text:style-name="T23">)</text:span> wave<text:span text:style-name="T3"> </text:span>functions explicitly.</text:p>
      <text:p text:style-name="Standard"/>
      <text:p text:style-name="Standard"/>
      <text:p text:style-name="P8">• The 1S ground state. Since <text:span text:style-name="T22">[</text:span>j = n − l − 1 ⩾ 0<text:span text:style-name="T22">]</text:span>, the smallest possible value for<text:span text:style-name="T3"> </text:span><text:span text:style-name="T22">(</text:span>n<text:span text:style-name="T22">)</text:span> is <text:span text:style-name="T22">(</text:span>n = 1<text:span text:style-name="T22">)</text:span>, which implies that <text:span text:style-name="T22">(</text:span>l = m = 0<text:span text:style-name="T22">)</text:span>. This is the lowest energy state, or<text:span text:style-name="T2"> </text:span>‘ground state’ of the hydrogen atom; it is the state where <text:soft-page-break/>the binding energy is<text:span text:style-name="T2"> </text:span>greatest. According to <text:span text:style-name="T22">[5, 49 - 54]</text:span> we have<text:span text:style-name="T22"> [67 - 68] </text:span>where<text:span text:style-name="T22"> [69 - 71]. </text:span>Therefore<text:span text:style-name="T22"> [72]</text:span></text:p>
      <text:p text:style-name="Standard"/>
      <text:p text:style-name="Standard">We must normalize the wave function to determine <text:span text:style-name="T23">(</text:span>N<text:span text:style-name="T23">)</text:span><text:span text:style-name="T22"> [73 - 76]</text:span><text:span text:style-name="T23">.</text:span></text:p>
      <text:p text:style-name="Standard"/>
      <text:p text:style-name="Standard">So, finally, the ground-state wave function is<text:span text:style-name="T23"> [77]</text:span></text:p>
      <text:p text:style-name="Standard"/>
      <text:p text:style-name="Standard"/>
      <text:p text:style-name="Standard">• The 2S excited state. The <text:span text:style-name="T23">(</text:span>n = 2<text:span text:style-name="T23">)</text:span> states are known as the ‘first excited’ states,<text:span text:style-name="T2"> </text:span>since they correspond to the lowest energy excitation above the ground state.</text:p>
      <text:p text:style-name="Standard"/>
      <text:p text:style-name="P9">The <text:span text:style-name="T23">(</text:span>l = 0<text:span text:style-name="T23">)</text:span> state is always referred to as the S-state; so the {<text:span text:style-name="T23"> </text:span>n<text:span text:style-name="T23">, </text:span>l<text:span text:style-name="T23">, </text:span>m<text:span text:style-name="T23"> </text:span>} = {<text:span text:style-name="T23"> </text:span>2<text:span text:style-name="T23">, </text:span>0<text:span text:style-name="T23">, </text:span>0<text:span text:style-name="T23"> </text:span>} is known<text:span text:style-name="T2"> </text:span>as the <text:span text:style-name="T23">(</text:span>2S<text:span text:style-name="T23">)</text:span> state, in spectroscopic notation. Again, using equation <text:span text:style-name="T22">[5, 49 - 54]</text:span><text:span text:style-name="T23">. <text:s/>[78 - 83] </text:span>so that<text:span text:style-name="T23"> [84 - 85] </text:span>normalization gives <text:span text:style-name="T23">[86], and </text:span>therefore<text:span text:style-name="T23"> [87].</text:span></text:p>
      <text:p text:style-name="Standard"/>
      <text:p text:style-name="Standard">In general, the wave function for quantum numbers <text:span text:style-name="T23">(</text:span>n, l, m<text:span text:style-name="T23">)</text:span> has the form<text:span text:style-name="T23"> [88]. </text:span></text:p>
      <text:p text:style-name="Standard"/>
      <text:p text:style-name="Standard">A polynomial can go through zero, so in general the probability distribution<text:span text:style-name="T2"> </text:span>in the radial direction has ‘bumps’, whose positions depend on both <text:span text:style-name="T23">(</text:span>n and l<text:span text:style-name="T23">)</text:span>. In<text:span text:style-name="T2"> </text:span>particular, if we are only interested in the probability of finding an electron<text:span text:style-name="T2"> </text:span>between radii <text:span text:style-name="T23">(</text:span>r1<text:span text:style-name="T23">)</text:span> and <text:span text:style-name="T23">(</text:span>r2<text:span text:style-name="T23">)</text:span>, then<text:span text:style-name="T23"> [89 - 92] w</text:span>here we define the radial probability density<text:span text:style-name="T23"> [93 - 94].</text:span></text:p>
      <text:p text:style-name="Standard"/>
      <text:h text:style-name="P10" text:outline-level="1">12.1 The scale of the world</text:h>
      <text:p text:style-name="Standard"/>
      <text:p text:style-name="P1">We know that the volume of a gram of water is one cubic centimeter. </text:p>
      <text:p text:style-name="P1"/>
      <text:p text:style-name="P1">Why is the<text:span text:style-name="T2"> </text:span>volume not instead one cubic kilometer, or one cubic parsec?</text:p>
      <text:p text:style-name="Standard"/>
      <text:p text:style-name="Standard">If you burn a log in a fireplace, enough energy is released to warm the room. If<text:span text:style-name="T2"> </text:span>you burn instead a stick of dynamite, the energy released will destroy the room, and<text:span text:style-name="T2"> </text:span>probably the rest of the house. But neither the log nor the dynamite will release<text:span text:style-name="T2"> </text:span>enough energy to flatten a city, or vaporize the planet. Why not?</text:p>
      <text:p text:style-name="Standard"/>
      <text:p text:style-name="Standard">Quantum mechanics answers these questions, given as input the masses of the<text:span text:style-name="T2"> </text:span>electron and proton, and the electron charge. In fact, the solution of the hydrogen<text:span text:style-name="T2"> </text:span>atom provides us with rough, order-of-magnitude estimates for the volume of a mole<text:span text:style-name="T2"> </text:span>of solid anything, and the energy released by burning a mole of anything. This is<text:span text:style-name="T2"> </text:span>because the volume of a solid depends mainly on the number of atoms, and the size<text:span text:style-name="T2"> </text:span>of each atom. The energy released in a chemical reaction also depends on the<text:span text:style-name="T2"> </text:span>number of molecules participating in the reaction, and the energy released by each<text:span text:style-name="T2"> </text:span>molecule. The number of molecules in a mole is known as Avogadroʼs number,<text:span text:style-name="T2"> </text:span>which is<text:span text:style-name="T23"> [95].</text:span></text:p>
      <text:p text:style-name="Standard"/>
      <text:p text:style-name="Standard">The proton mass gives slightly the wrong value, due to the proton–neutron mass<text:span text:style-name="T2"> </text:span>difference. Anyway, NA tells us approximately how many protons or neutrons there<text:span text:style-name="T2"> </text:span>are in a gram, or how many molecules in a mole (= (no. of protons + neutrons per<text:span text:style-name="T1"> </text:span>molecule) × 1 gram). Quantum mechanics then predicts, in principle, the volume of<text:span text:style-name="T1"> </text:span>each molecule, and the energy released in any given chemical reaction.</text:p>
      <text:p text:style-name="Standard"/>
      <text:p text:style-name="Standard">Of course, using quantum mechanics to find the precise volume of any given<text:span text:style-name="T1"> </text:span>molecule is a formidable task. But we can use the solution of the hydrogen atom to<text:span text:style-name="T1"> </text:span>make order-of-magnitude estimates. The volume of any given molecule is certainly<text:span text:style-name="T1"> </text:span>larger than that of the hydrogen atom, but usually not by much more than an order<text:span text:style-name="T1"> </text:span>of magnitude. Likewise, the energy released in a chemical reaction is typically less<text:span text:style-name="T1"> </text:span>than the hydrogen atom binding energy, but this is still a rough order-of-<text:soft-page-break/>magnitude<text:span text:style-name="T1"> </text:span>estimate. If we are satisfied with accuracy within a couple of orders of magnitude,<text:span text:style-name="T1"> </text:span>then we can answer the two questions posed above:</text:p>
      <text:p text:style-name="Standard"/>
      <text:p text:style-name="Standard">1. What is the volume of a mole of (solid or liquid) anything?</text:p>
      <text:p text:style-name="Standard"/>
      <text:p text:style-name="Standard">2. How much energy is released by burning a mole of anything?</text:p>
      <text:p text:style-name="Standard"/>
      <text:p text:style-name="Standard">Start with the first question. We will imagine that all molecules fit inside a cube of<text:span text:style-name="T1"> </text:span>length equal to the diameter of the hydrogen atom in its ground state. This gives us<text:span text:style-name="T1"> </text:span>a volume<text:span text:style-name="T24"> [96] </text:span>where <text:span text:style-name="T24">(</text:span>a0<text:span text:style-name="T24">)</text:span> is the Bohr radius</text:p>
      <text:p text:style-name="Standard"><text:span text:style-name="T24">(</text:span>4<text:span text:style-name="T24"> </text:span>π h-bar<text:span text:style-name="T24">^</text:span>2<text:span text:style-name="T24">) [97 - 98] </text:span>so that<text:span text:style-name="T24"> [99].</text:span></text:p>
      <text:p text:style-name="Standard"/>
      <text:p text:style-name="Standard">Then the volume of a mole is<text:span text:style-name="T1"> </text:span><text:span text:style-name="T24">[100 - 101] </text:span>which is at least the right order of magnitude. The volume of a mole of anything is<text:span text:style-name="T1"> </text:span>a few cubic centimeters, not cubic kilometers or cubic parsecs.</text:p>
      <text:p text:style-name="Standard"/>
      <text:p text:style-name="Standard">To estimate the energy released by burning a mole of anything, assume that the<text:span text:style-name="T1"> </text:span>energy released per molecule is of the order of magnitude of the binding energy of an<text:span text:style-name="T1"> </text:span>electron in the hydrogen atom ground state. This is surely not very accurate, but<text:span text:style-name="T1"> </text:span>again, we are not going to worry about a few powers of ten. The binding energy in SI<text:span text:style-name="T1"> </text:span>units is<text:span text:style-name="T24"> [102 - 103]</text:span></text:p>
      <text:p text:style-name="Standard"/>
      <text:p text:style-name="Standard">Then burning a mole of anything would release an energy <text:span text:style-name="T25">(</text:span>E<text:span text:style-name="T25">)</text:span> on the order<text:span text:style-name="T24"> [104 - 105] </text:span>which is sufficient to turn half a kilogram of water, at 100 °C and 1 atm pressure,<text:span text:style-name="T1"> </text:span>completely into steam. Released in a short time this would make a good bang, but<text:span text:style-name="T1"> </text:span>it certainly is not enough energy to flatten a city.</text:p>
      <text:p text:style-name="Standard"/>
      <text:p text:style-name="Standard">In this way we can use quantum mechanics to estimate the ‘scale of the world’; i.e.<text:span text:style-name="T1"> </text:span>volume per gram, energy released in chemical reactions, and so on. As explained in<text:span text:style-name="T1"> </text:span>chapter 6, the size and binding energy of the hydrogen atom is ultimately due to an<text:span text:style-name="T1"> </text:span>interplay between the attractive Coulomb potential and a kinetic energy coming<text:span text:style-name="T1"> </text:span>from the uncertainty principle. It is this interplay that sets the scale of the world.</text:p>
      <text:p text:style-name="Standard"/>
      <text:p text:style-name="Standard">Of course, the argument is a little incomplete: it required as input the masses of the<text:span text:style-name="T1"> </text:span>electron and proton, as well as the electron charge.3 Where do these numbers come<text:span text:style-name="T1"> </text:span>from? A once-popular idea is that all of these numbers would one day be derived<text:span text:style-name="T1"> </text:span>from an ultimate ‘Theory of <text:soft-page-break/>Everything’. Nowadays this notion is regarded with<text:span text:style-name="T1"> </text:span>some skepticism. For one thing, it seems that if some of these numbers (quark<text:span text:style-name="T1"> </text:span>masses, say) were only slightly different, life would be impossible. It is a lot to ask of<text:span text:style-name="T1"> </text:span>a theory that things come out just right so that life can exist! One idea, motivated by<text:span text:style-name="T1"> </text:span>string theory, is that our observable Universe is part of an enormous ‘multiverse’. In<text:span text:style-name="T1"> </text:span>almost all regions of this multiverse, the physical constants are such that life is<text:span text:style-name="T1"> </text:span>impossible. Life is only possible in very rare and special regions, such as the region<text:span text:style-name="T1"> </text:span>we live in. For a non-technical exposition of this idea, see <text:span text:style-name="T24">reference </text:span>[1]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2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7-14T22:54:16.863797840</dc:date>
    <meta:editing-duration>PT13H1M1S</meta:editing-duration>
    <meta:editing-cycles>11</meta:editing-cycles>
    <meta:generator>LibreOffice/7.5.9.2$Linux_X86_64 LibreOffice_project/50$Build-2</meta:generator>
    <meta:document-statistic meta:table-count="0" meta:image-count="0" meta:object-count="0" meta:page-count="9" meta:paragraph-count="71" meta:word-count="2680" meta:character-count="14567" meta:non-whitespace-character-count="11943"/>
  </office:meta>
</office:document-meta>
</file>